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48e" officeooo:paragraph-rsid="0007b48e"/>
    </style:style>
    <style:style style:name="P2" style:family="paragraph" style:parent-style-name="Standard">
      <style:text-properties officeooo:rsid="00082a80" officeooo:paragraph-rsid="00082a80"/>
    </style:style>
    <style:style style:name="P3" style:family="paragraph" style:parent-style-name="Standard">
      <style:text-properties officeooo:rsid="0008be83" officeooo:paragraph-rsid="0008be83"/>
    </style:style>
    <style:style style:name="P4" style:family="paragraph" style:parent-style-name="Standard">
      <style:text-properties officeooo:rsid="000b588d" officeooo:paragraph-rsid="000b588d"/>
    </style:style>
    <style:style style:name="T1" style:family="text">
      <style:text-properties officeooo:rsid="000a1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. Este programa realiza a adição entre dois números e depois utiliza uma “chamada ao sistema” para mostrar o resultado da mesma na consola.</text:p>
      <text:p text:style-name="P1"/>
      <text:p text:style-name="P1">2.2. A instrução “move” é utilizada para passar o valor de um dos registos para outro.</text:p>
      <text:p text:style-name="P1"/>
      <text:p text:style-name="P1">2.3. A instrução “syscall” é utilizada para informar o programa que é o momento de realizar a leitura de um input ou um output.</text:p>
      <text:p text:style-name="P1"/>
      <text:p text:style-name="P1">3. As difetentes chamadas ao sistema são identificadas através dos valores que são passados para o argumento $v0.</text:p>
      <text:p text:style-name="P1"/>
      <text:p text:style-name="P1">4. Os argumentos são passados para as “chamadas ao sistema” através da instrução “move”.</text:p>
      <text:p text:style-name="P2"/>
      <text:p text:style-name="P2">5.1. || 5.2. Na consola aparece escrito o número 19 (soma de 5 + 14) em base decimal.</text:p>
      <text:p text:style-name="P2"/>
      <text:p text:style-name="P2">6.1. O programa lê dois números inteiros introduzidos pelo utilizador na consola, fazendo depois a soma entre os mesmo e escrevendo o seu resultado novamente na consola</text:p>
      <text:p text:style-name="P2"/>
      <text:p text:style-name="P3">6.2. A instrução “la” serve para carregar um “adress” .</text:p>
      <text:p text:style-name="P3"/>
      <text:p text:style-name="P3">7.1 || 7.2 Após a execução do programa encontra-se escritas duas linhas a pedir um numero ao utilizador seguido do numero que o mesmo introduziu, por ultimo <text:span text:style-name="T1">encontramos uma linha mostrando o resultado, todos os números da consola encontram-se em base decimal</text:span></text:p>
      <text:p text:style-name="P3"/>
      <text:p text:style-name="P4">9.1. O programa alterado faz uma contagem decrescente de 20 até 1 para isso é necessário trocar entre si os valores de inicio e de limite e também em vez de se adicionar sempre uma unidade agora vamos decrementar uma unidade ao programa, alteramos também a condição de paragem em vez de confirmamos que o numero não é igual a 20 agora temos de confirmar se o número não é igual a 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3:09:06.928836565</meta:creation-date>
    <dc:date>2022-08-31T14:40:31.731013939</dc:date>
    <meta:editing-duration>PT39M34S</meta:editing-duration>
    <meta:editing-cycles>1</meta:editing-cycles>
    <meta:document-statistic meta:table-count="0" meta:image-count="0" meta:object-count="0" meta:page-count="1" meta:paragraph-count="10" meta:word-count="266" meta:character-count="1504" meta:non-whitespace-character-count="1248"/>
    <meta:generator>LibreOffice/6.4.7.2$Linux_X86_64 LibreOffice_project/40$Build-2</meta:generator>
  </office:meta>
</office:document-meta>
</file>